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3C3C3C" style:font-name="Calibri " style:font-name-asian="Calibri " style:font-name-complex="Calibri 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 " style:font-name-asian="Calibri " style:font-name-complex="Calibri 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Percentuale" style:data-style-name="N14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39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3.58069444444444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45722222222222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2.98097222222222cm"/>
    </style:style>
    <style:style style:name="co10" style:family="table-column">
      <style:table-column-properties fo:break-before="auto" style:column-width="2.82222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3.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3" table:style-name="ce1"/>
          <table:table-cell office:value-type="string" table:number-columns-spanned="5" table:number-rows-spanned="1" table:style-name="ce11">
            <text:p>Risultato Laboratorio 4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number-columns-spanned="1" table:number-rows-spanned="2" table:style-name="ce3">
            <text:p>Istanza</text:p>
          </table:table-cell>
          <table:table-cell office:value-type="string" table:number-columns-spanned="1" table:number-rows-spanned="2" table:style-name="ce3">
            <text:p>Ottimo</text:p>
          </table:table-cell>
          <table:table-cell office:value-type="string" table:number-columns-spanned="3" table:number-rows-spanned="1" table:style-name="ce4">
            <text:p>Held-Karp</text:p>
          </table:table-cell>
          <table:covered-table-cell table:number-columns-repeated="2"/>
          <table:table-cell office:value-type="string" table:number-columns-spanned="3" table:number-rows-spanned="1" table:style-name="ce5">
            <text:p>Random Insertion</text:p>
          </table:table-cell>
          <table:covered-table-cell table:number-columns-repeated="2"/>
          <table:table-cell office:value-type="string" table:number-columns-spanned="3" table:number-rows-spanned="1" table:style-name="ce5">
            <text:p>2-approssimato (PRIM)</text:p>
          </table:table-cell>
          <table:covered-table-cell table:number-columns-repeated="2"/>
          <table:table-cell table:number-columns-repeated="16371"/>
        </table:table-row>
        <table:table-row table:style-name="ro4">
          <table:table-cell table:number-columns-repeated="2"/>
          <table:covered-table-cell/>
          <table:covered-table-cell/>
          <table:table-cell office:value-type="string" table:style-name="ce6">
            <text:p>Soluzione</text:p>
          </table:table-cell>
          <table:table-cell office:value-type="string" table:style-name="ce6">
            <text:p>Tempo(s)</text:p>
          </table:table-cell>
          <table:table-cell office:value-type="string" table:style-name="ce6">
            <text:p>Errore</text:p>
          </table:table-cell>
          <table:table-cell office:value-type="string" table:style-name="ce6">
            <text:p>Soluzione</text:p>
          </table:table-cell>
          <table:table-cell office:value-type="string" table:style-name="ce6">
            <text:p>Tempo(s)</text:p>
          </table:table-cell>
          <table:table-cell office:value-type="string" table:style-name="ce6">
            <text:p>Errore</text:p>
          </table:table-cell>
          <table:table-cell office:value-type="string" table:style-name="ce6">
            <text:p>Soluzione</text:p>
          </table:table-cell>
          <table:table-cell office:value-type="string" table:style-name="ce6">
            <text:p>Tempo(s)</text:p>
          </table:table-cell>
          <table:table-cell office:value-type="string" table:style-name="ce6">
            <text:p>Errore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table:style-name="ce7">
            <text:p>burma14.tsp</text:p>
          </table:table-cell>
          <table:table-cell office:value-type="float" office:value="3323" table:style-name="ce8">
            <text:p>3323</text:p>
          </table:table-cell>
          <table:table-cell office:value-type="float" office:value="3323" table:style-name="ce8">
            <text:p>3323</text:p>
          </table:table-cell>
          <table:table-cell office:value-type="float" office:value="1.0349999999999999" table:style-name="ce13">
            <text:p>1,035</text:p>
          </table:table-cell>
          <table:table-cell office:value-type="percentage" office:value="0" table:formula="of:=([.E7]-[.D7])/[.D7]" table:style-name="ce9">
            <text:p>0,00%</text:p>
          </table:table-cell>
          <table:table-cell office:value-type="float" office:value="3390" table:style-name="ce8">
            <text:p>3390</text:p>
          </table:table-cell>
          <table:table-cell office:value-type="float" office:value="0.18099999999999999" table:style-name="ce12">
            <text:p>0,181</text:p>
          </table:table-cell>
          <table:table-cell office:value-type="percentage" office:value="2.0162503761661149E-2" table:formula="of:=([.H7]-[.D7])/[.D7]" table:style-name="ce9">
            <text:p>2,02%</text:p>
          </table:table-cell>
          <table:table-cell office:value-type="float" office:value="4003" table:style-name="ce8">
            <text:p>4003</text:p>
          </table:table-cell>
          <table:table-cell office:value-type="float" office:value="0.19700000000000001" table:style-name="ce12">
            <text:p>0,197</text:p>
          </table:table-cell>
          <table:table-cell office:value-type="percentage" office:value="0.20463436653626241" table:formula="of:=([.K7]-[.D7])/[.D7]" table:style-name="ce9">
            <text:p>20,46%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table:style-name="ce7">
            <text:p>ulysses16.tsp</text:p>
          </table:table-cell>
          <table:table-cell office:value-type="float" office:value="6859" table:style-name="ce8">
            <text:p>6859</text:p>
          </table:table-cell>
          <table:table-cell office:value-type="float" office:value="6859" table:style-name="ce8">
            <text:p>6859</text:p>
          </table:table-cell>
          <table:table-cell office:value-type="float" office:value="4.3259999999999996" table:style-name="ce13">
            <text:p>4,326</text:p>
          </table:table-cell>
          <table:table-cell office:value-type="percentage" office:value="0" table:formula="of:=([.E8]-[.D8])/[.D8]" table:style-name="ce9">
            <text:p>0,00%</text:p>
          </table:table-cell>
          <table:table-cell office:value-type="float" office:value="6982" table:style-name="ce8">
            <text:p>6982</text:p>
          </table:table-cell>
          <table:table-cell office:value-type="float" office:value="0.185" table:style-name="ce12">
            <text:p>0,185</text:p>
          </table:table-cell>
          <table:table-cell office:value-type="percentage" office:value="1.7932643242455169E-2" table:formula="of:=([.H8]-[.D8])/[.D8]" table:style-name="ce9">
            <text:p>1,79%</text:p>
          </table:table-cell>
          <table:table-cell office:value-type="float" office:value="7788" table:style-name="ce8">
            <text:p>7788</text:p>
          </table:table-cell>
          <table:table-cell office:value-type="float" office:value="0.185" table:style-name="ce12">
            <text:p>0,185</text:p>
          </table:table-cell>
          <table:table-cell office:value-type="percentage" office:value="0.13544248432716138" table:formula="of:=([.K8]-[.D8])/[.D8]" table:style-name="ce9">
            <text:p>13,54%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table:style-name="ce7">
            <text:p>berlin52.tsp</text:p>
          </table:table-cell>
          <table:table-cell office:value-type="float" office:value="7542" table:style-name="ce8">
            <text:p>7542</text:p>
          </table:table-cell>
          <table:table-cell office:value-type="float" office:value="18756" table:style-name="ce8">
            <text:p>18756</text:p>
          </table:table-cell>
          <table:table-cell office:value-type="float" office:value="121.31100000000001" table:style-name="ce13">
            <text:p>121,311</text:p>
          </table:table-cell>
          <table:table-cell office:value-type="percentage" office:value="1.4868735083532219" table:formula="of:=([.E9]-[.D9])/[.D9]" table:style-name="ce9">
            <text:p>148,69%</text:p>
          </table:table-cell>
          <table:table-cell office:value-type="float" office:value="8791" table:style-name="ce8">
            <text:p>8791</text:p>
          </table:table-cell>
          <table:table-cell office:value-type="float" office:value="0.19600000000000001" table:style-name="ce10">
            <text:p>0,196</text:p>
          </table:table-cell>
          <table:table-cell office:value-type="percentage" office:value="0.16560594006894722" table:formula="of:=([.H9]-[.D9])/[.D9]" table:style-name="ce9">
            <text:p>16,56%</text:p>
          </table:table-cell>
          <table:table-cell office:value-type="float" office:value="10386" table:style-name="ce8">
            <text:p>10386</text:p>
          </table:table-cell>
          <table:table-cell office:value-type="float" office:value="0.2" table:style-name="ce13">
            <text:p>0,200</text:p>
          </table:table-cell>
          <table:table-cell office:value-type="percentage" office:value="0.37708830548926014" table:formula="of:=([.K9]-[.D9])/[.D9]" table:style-name="ce9">
            <text:p>37,71%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table:style-name="ce7">
            <text:p>kroA100.tsp</text:p>
          </table:table-cell>
          <table:table-cell office:value-type="float" office:value="21282" table:style-name="ce8">
            <text:p>21282</text:p>
          </table:table-cell>
          <table:table-cell office:value-type="float" office:value="167475" table:style-name="ce8">
            <text:p>167475</text:p>
          </table:table-cell>
          <table:table-cell office:value-type="float" office:value="121.199" table:style-name="ce13">
            <text:p>121,199</text:p>
          </table:table-cell>
          <table:table-cell office:value-type="percentage" office:value="6.8693261911474481" table:formula="of:=([.E10]-[.D10])/[.D10]" table:style-name="ce9">
            <text:p>686,93%</text:p>
          </table:table-cell>
          <table:table-cell office:value-type="float" office:value="21867" table:style-name="ce8">
            <text:p>21867</text:p>
          </table:table-cell>
          <table:table-cell office:value-type="float" office:value="0.22600000000000001" table:style-name="ce12">
            <text:p>0,226</text:p>
          </table:table-cell>
          <table:table-cell office:value-type="percentage" office:value="2.7488018043416971E-2" table:formula="of:=([.H10]-[.D10])/[.D10]" table:style-name="ce9">
            <text:p>2,75%</text:p>
          </table:table-cell>
          <table:table-cell office:value-type="float" office:value="30472" table:style-name="ce8">
            <text:p>30472</text:p>
          </table:table-cell>
          <table:table-cell office:value-type="float" office:value="0.247" table:style-name="ce12">
            <text:p>0,247</text:p>
          </table:table-cell>
          <table:table-cell office:value-type="percentage" office:value="0.43182031763931961" table:formula="of:=([.K10]-[.D10])/[.D10]" table:style-name="ce9">
            <text:p>43,18%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table:style-name="ce7">
            <text:p>ch150.tsp</text:p>
          </table:table-cell>
          <table:table-cell office:value-type="float" office:value="6528" table:style-name="ce8">
            <text:p>6528</text:p>
          </table:table-cell>
          <table:table-cell office:value-type="float" office:value="48288" table:style-name="ce8">
            <text:p>48288</text:p>
          </table:table-cell>
          <table:table-cell office:value-type="float" office:value="121.404" table:style-name="ce13">
            <text:p>121,404</text:p>
          </table:table-cell>
          <table:table-cell office:value-type="percentage" office:value="6.3970588235294121" table:formula="of:=([.E11]-[.D11])/[.D11]" table:style-name="ce9">
            <text:p>639,71%</text:p>
          </table:table-cell>
          <table:table-cell office:value-type="float" office:value="7443" table:style-name="ce8">
            <text:p>7443</text:p>
          </table:table-cell>
          <table:table-cell office:value-type="float" office:value="0.26400000000000001" table:style-name="ce12">
            <text:p>0,264</text:p>
          </table:table-cell>
          <table:table-cell office:value-type="percentage" office:value="0.14016544117647059" table:formula="of:=([.H11]-[.D11])/[.D11]" table:style-name="ce9">
            <text:p>14,02%</text:p>
          </table:table-cell>
          <table:table-cell office:value-type="float" office:value="8917" table:style-name="ce8">
            <text:p>8917</text:p>
          </table:table-cell>
          <table:table-cell office:value-type="float" office:value="0.35699999999999998" table:style-name="ce12">
            <text:p>0,357</text:p>
          </table:table-cell>
          <table:table-cell office:value-type="percentage" office:value="0.36596200980392157" table:formula="of:=([.K11]-[.D11])/[.D11]" table:style-name="ce9">
            <text:p>36,60%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table:style-name="ce7">
            <text:p>gr202.tsp</text:p>
          </table:table-cell>
          <table:table-cell office:value-type="float" office:value="40160" table:style-name="ce8">
            <text:p>40160</text:p>
          </table:table-cell>
          <table:table-cell office:value-type="float" office:value="56012" table:style-name="ce8">
            <text:p>56012</text:p>
          </table:table-cell>
          <table:table-cell office:value-type="float" office:value="121.499" table:style-name="ce13">
            <text:p>121,499</text:p>
          </table:table-cell>
          <table:table-cell office:value-type="percentage" office:value="0.39472111553784861" table:formula="of:=([.E12]-[.D12])/[.D12]" table:style-name="ce9">
            <text:p>39,47%</text:p>
          </table:table-cell>
          <table:table-cell office:value-type="float" office:value="45484" table:style-name="ce8">
            <text:p>45484</text:p>
          </table:table-cell>
          <table:table-cell office:value-type="float" office:value="0.49" table:style-name="ce13">
            <text:p>0,490</text:p>
          </table:table-cell>
          <table:table-cell office:value-type="percentage" office:value="0.13256972111553786" table:formula="of:=([.H12]-[.D12])/[.D12]" table:style-name="ce9">
            <text:p>13,26%</text:p>
          </table:table-cell>
          <table:table-cell office:value-type="float" office:value="52615" table:style-name="ce8">
            <text:p>52615</text:p>
          </table:table-cell>
          <table:table-cell office:value-type="float" office:value="0.65700000000000003" table:style-name="ce12">
            <text:p>0,657</text:p>
          </table:table-cell>
          <table:table-cell office:value-type="percentage" office:value="0.3101344621513944" table:formula="of:=([.K12]-[.D12])/[.D12]" table:style-name="ce9">
            <text:p>31,01%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table:style-name="ce7">
            <text:p>pcb442.tsp</text:p>
          </table:table-cell>
          <table:table-cell office:value-type="float" office:value="50778" table:style-name="ce8">
            <text:p>50778</text:p>
          </table:table-cell>
          <table:table-cell office:value-type="float" office:value="205966" table:style-name="ce8">
            <text:p>205966</text:p>
          </table:table-cell>
          <table:table-cell office:value-type="float" office:value="121.995" table:style-name="ce13">
            <text:p>121,995</text:p>
          </table:table-cell>
          <table:table-cell office:value-type="percentage" office:value="3.0562054433022174" table:formula="of:=([.E13]-[.D13])/[.D13]" table:style-name="ce9">
            <text:p>305,62%</text:p>
          </table:table-cell>
          <table:table-cell office:value-type="float" office:value="57039" table:style-name="ce8">
            <text:p>57039</text:p>
          </table:table-cell>
          <table:table-cell office:value-type="float" office:value="0.84099999999999997" table:style-name="ce12">
            <text:p>0,841</text:p>
          </table:table-cell>
          <table:table-cell office:value-type="percentage" office:value="0.12330142975304266" table:formula="of:=([.H13]-[.D13])/[.D13]" table:style-name="ce9">
            <text:p>12,33%</text:p>
          </table:table-cell>
          <table:table-cell office:value-type="float" office:value="71212" table:style-name="ce8">
            <text:p>71212</text:p>
          </table:table-cell>
          <table:table-cell office:value-type="float" office:value="2259" table:style-name="ce14">
            <text:p>2.259</text:p>
          </table:table-cell>
          <table:table-cell office:value-type="percentage" office:value="0.40241837016030563" table:formula="of:=([.K13]-[.D13])/[.D13]" table:style-name="ce9">
            <text:p>40,24%</text:p>
          </table:table-cell>
          <table:table-cell table:number-columns-repeated="16371"/>
        </table:table-row>
        <table:table-row table:number-rows-repeated="1048563" table:style-name="ro1">
          <table:table-cell table:number-columns-repeated="16384"/>
        </table:table-row>
        <table:named-expressions>
          <table:named-range table:name="Print_Area" table:cell-range-address="Foglio1.$C$3:Foglio1.$M$14" table:base-cell-address="Foglio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3" number:min-integer-digits="1" number:grouping="true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number:number-style style:name="N39">
      <number:number number: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uale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Stefano Lia</meta:initial-creator>
    <dc:creator>Stefano Lia</dc:creator>
    <meta:creation-date>2018-04-24T07:32:05Z</meta:creation-date>
    <dc:date>2018-05-08T09:18:36Z</dc:date>
    <meta:print-date>2018-05-08T09:03:23Z</meta:print-date>
    <meta:editing-cycles>17</meta:editing-cycles>
    <meta:editing-duration>PT3125S</meta:editing-duration>
  </office:meta>
</office:document-meta>
</file>